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</office:automatic-styles>
  <office:body>
    <office:text>
      <text:h text:style-name="Title">Guide for Reviewers of BOFs</text:h>
      <text:p text:style-name="Text_20_body">Our goal in choosing Birds of a Feather (BOF) sessions is to provide a selection of discussion sessions that will be attractive to attendees. With this in mind, answers to the following questions are most useful in BOF reviews:</text:p>
      <text:list text:style-name="L1">
        <text:list-item>
          <text:p text:style-name="P1">Is the topic relevant to the symposium?</text:p>
        </text:list-item>
        <text:list-item>
          <text:p text:style-name="P1">Do you expect that the level of interest in the BOF would be high?</text:p>
        </text:list-item>
        <text:list-item>
          <text:p text:style-name="P1">Is the proposal suitable for a BOF (recall that BOFs are meant for open-ended discussion, and are explicitly not meant for either presentations or product demos)</text:p>
        </text:list-item>
        <text:list-item>
          <text:p text:style-name="P1">Are the particular presenters appropriate? (Remember that BOF reviewing is not blind.)</text:p>
        </text:list-item>
        <text:list-item>
          <text:p text:style-name="P1">How could the authors improve the quality of the BOF, if it is accepted?</text:p>
        </text:list-item>
      </text:list>
      <text:p text:style-name="First_20_paragraph">Obviously this list is not exhaustive. The Program Committee and authors will appreciate your views on other issues as well.</text:p>
      <text:p text:style-name="Text_20_body">{% include submission-questions category="Birds-Of-a-Feather (BOFs) Wrangler"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ide for Reviewers of BOFs</dc:title>
  </office:meta>
</office:document-meta>
</file>